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text-properties officeooo:paragraph-rsid="00203964"/>
    </style:style>
    <style:style style:name="P2"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79268" officeooo:paragraph-rsid="00203964" style:text-blinking="false" fo:background-color="#ffffff" style:font-size-asian="12pt" style:font-size-complex="12pt"/>
    </style:style>
    <style:style style:name="P3" style:family="paragraph" style:parent-style-name="Text_20_body">
      <style:paragraph-properties fo:margin-left="0cm" fo:margin-right="0cm" fo:line-height="100%" fo:text-align="justify" style:justify-single-word="false" fo:orphans="2" fo:widows="2" fo:text-indent="0cm" style:auto-text-indent="false"/>
    </style:style>
    <style:style style:name="P4" style:family="paragraph" style:parent-style-name="Text_20_body">
      <style:paragraph-properties fo:margin-left="0cm" fo:margin-right="0cm" fo:line-height="10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5" style:family="paragraph" style:parent-style-name="Text_20_body">
      <style:paragraph-properties fo:margin-left="0cm" fo:margin-right="0cm" fo:line-height="10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27f91a" officeooo:paragraph-rsid="0027f91a" style:font-size-asian="12pt" style:font-size-complex="12pt"/>
    </style:style>
    <style:style style:name="P6" style:family="paragraph" style:parent-style-name="Standard">
      <style:paragraph-properties fo:margin-left="0cm" fo:margin-right="0cm" fo:line-height="100%" fo:text-align="justify" style:justify-single-word="false" fo:orphans="2" fo:widows="2" fo:text-indent="0cm" style:auto-text-indent="false"/>
      <style:text-properties officeooo:paragraph-rsid="0027f91a"/>
    </style:style>
    <style:style style:name="P7" style:family="paragraph" style:parent-style-name="Standard">
      <style:paragraph-properties fo:text-align="center" style:justify-single-word="false"/>
    </style:style>
    <style:style style:name="P8" style:family="paragraph" style:parent-style-name="Standard">
      <style:paragraph-properties fo:text-align="start" style:justify-single-word="false"/>
    </style:style>
    <style:style style:name="P9" style:family="paragraph" style:parent-style-name="Standard">
      <style:paragraph-properties fo:text-align="start" style:justify-single-word="false"/>
      <style:text-properties officeooo:rsid="001b6b09" officeooo:paragraph-rsid="001b6b09"/>
    </style:style>
    <style:style style:name="P10" style:family="paragraph" style:parent-style-name="Standard">
      <style:paragraph-properties fo:text-align="justify" style:justify-single-word="false"/>
      <style:text-properties officeooo:rsid="001b6b09" officeooo:paragraph-rsid="001b6b09"/>
    </style:style>
    <style:style style:name="P11" style:family="paragraph" style:parent-style-name="Standard">
      <style:paragraph-properties fo:text-align="justify" style:justify-single-word="false"/>
      <style:text-properties officeooo:paragraph-rsid="00203964"/>
    </style:style>
    <style:style style:name="P12" style:family="paragraph" style:parent-style-name="Standard">
      <style:paragraph-properties fo:text-align="justify" style:justify-single-word="false"/>
      <style:text-properties officeooo:paragraph-rsid="002d2578"/>
    </style:style>
    <style:style style:name="P13"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ce6ec" officeooo:paragraph-rsid="00203964" style:text-blinking="false" fo:background-color="#ffffff" style:font-size-asian="12pt" style:font-size-complex="12pt"/>
    </style:style>
    <style:style style:name="P14"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66fc6" officeooo:paragraph-rsid="00203964" style:text-blinking="false" fo:background-color="#ffffff" style:font-size-asian="12pt" style:font-size-complex="12pt"/>
    </style:style>
    <style:style style:name="P15" style:family="paragraph" style:parent-style-name="Standard">
      <style:paragraph-properties fo:margin-left="0cm" fo:margin-right="0cm" fo:line-height="10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27f91a" officeooo:paragraph-rsid="0027f91a" style:font-size-asian="12pt" style:font-size-complex="12pt"/>
    </style:style>
    <style:style style:name="P16" style:family="paragraph" style:parent-style-name="Standard">
      <style:paragraph-properties fo:margin-left="0cm" fo:margin-right="0cm" fo:line-height="100%" fo:text-align="justify" style:justify-single-word="false" fo:orphans="2" fo:widows="2" fo:text-indent="0cm" style:auto-text-indent="false"/>
      <style:text-properties officeooo:paragraph-rsid="0027f91a"/>
    </style:style>
    <style:style style:name="T1" style:family="text">
      <style:text-properties officeooo:rsid="001b6b09"/>
    </style:style>
    <style:style style:name="T2" style:family="text">
      <style:text-properties fo:font-variant="normal" fo:text-transform="none" fo:color="#800000" style:font-name="Liberation Serif" fo:font-size="12pt" fo:letter-spacing="normal" fo:font-style="normal" fo:font-weight="normal" style:font-size-asian="12pt" style:font-size-complex="12pt"/>
    </style:style>
    <style:style style:name="T3" style:family="text">
      <style:text-properties fo:font-variant="normal" fo:text-transform="none" fo:color="#000000" style:font-name="Liberation Serif" fo:font-size="12pt" fo:letter-spacing="normal" fo:font-style="normal" fo:font-weight="normal" style:font-size-asian="12pt" style:font-size-complex="12pt"/>
    </style:style>
    <style:style style:name="T4" style:family="text">
      <style:text-properties fo:font-variant="normal" fo:text-transform="none" fo:color="#000000" style:font-name="Liberation Serif" fo:font-size="12pt" fo:letter-spacing="normal" fo:font-style="normal" fo:font-weight="normal" officeooo:rsid="00279268" style:font-size-asian="12pt" style:font-size-complex="12pt"/>
    </style:style>
    <style:style style:name="T5" style:family="text">
      <style:text-properties fo:font-variant="normal" fo:text-transform="none" fo:color="#000000" style:font-name="Liberation Serif" fo:font-size="12pt" fo:letter-spacing="normal" fo:font-style="normal" fo:font-weight="normal" officeooo:rsid="0027f91a" style:font-size-asian="12pt" style:font-size-complex="12pt"/>
    </style:style>
    <style:style style:name="T6" style:family="text">
      <style:text-properties fo:font-variant="normal" fo:text-transform="none" fo:color="#000000" style:font-name="Liberation Serif" fo:font-size="12pt" fo:letter-spacing="normal" fo:font-style="normal" fo:font-weight="normal" officeooo:rsid="002d2578" style:font-size-asian="12pt" style:font-size-complex="12pt"/>
    </style:style>
    <style:style style:name="T7" style:family="text">
      <style:text-properties fo:font-variant="normal" fo:text-transform="none" fo:color="#000000" style:font-name="Liberation Serif" fo:font-size="12pt" fo:letter-spacing="normal" fo:font-style="normal" fo:font-weight="normal" officeooo:rsid="002eab38" style:font-size-asian="12pt" style:font-size-complex="12pt"/>
    </style:style>
    <style:style style:name="T8" style:family="text">
      <style:text-properties fo:font-variant="normal" fo:text-transform="none" fo:color="#000000" style:font-name="Liberation Serif" fo:font-size="12pt" fo:letter-spacing="normal" fo:font-style="normal" fo:font-weight="normal" officeooo:rsid="002fe9aa" style:font-size-asian="12pt" style:font-size-complex="12pt"/>
    </style:style>
    <style:style style:name="T9" style:family="text">
      <style:text-properties fo:font-variant="normal" fo:text-transform="none" fo:color="#000000" style:font-name="Liberation Serif" fo:font-size="12pt" fo:letter-spacing="normal" fo:font-style="normal" fo:font-weight="normal" officeooo:rsid="0030c8a6" style:font-size-asian="12pt" style:font-size-complex="12pt"/>
    </style:style>
    <style:style style:name="T10" style:family="text">
      <style:text-properties fo:font-variant="normal" fo:text-transform="none" fo:color="#000000" style:font-name="Liberation Serif" fo:font-size="12pt" fo:letter-spacing="normal" fo:font-style="normal" fo:font-weight="normal" officeooo:rsid="0032a89f" style:font-size-asian="12pt" style:font-size-complex="12pt"/>
    </style:style>
    <style:style style:name="T11" style:family="text">
      <style:text-properties fo:font-variant="normal" fo:text-transform="none" fo:color="#000000" style:font-name="Liberation Serif" fo:font-size="12pt" fo:letter-spacing="normal" fo:font-style="normal" fo:font-weight="normal" officeooo:rsid="0034bfb1" style:font-size-asian="12pt" style:font-size-complex="12pt"/>
    </style:style>
    <style:style style:name="T1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size-complex="12pt"/>
    </style:style>
    <style:style style:name="T1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size-complex="12pt" loext:padding="0cm" loext:border="none"/>
    </style:style>
    <style:style style:name="T1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ce6ec" style:text-blinking="false" fo:background-color="#ffffff" loext:char-shading-value="0" style:font-size-asian="12pt" style:font-size-complex="12pt"/>
    </style:style>
    <style:style style:name="T1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e7199" style:text-blinking="false" fo:background-color="#ffffff" loext:char-shading-value="0" style:font-size-asian="12pt" style:font-size-complex="12pt"/>
    </style:style>
    <style:style style:name="T1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eb258" style:text-blinking="false" fo:background-color="#ffffff" loext:char-shading-value="0" style:font-size-asian="12pt" style:font-size-complex="12pt"/>
    </style:style>
    <style:style style:name="T1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03964" style:text-blinking="false" fo:background-color="#ffffff" loext:char-shading-value="0" style:font-size-asian="12pt" style:font-size-complex="12pt"/>
    </style:style>
    <style:style style:name="T1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0bd4b" style:text-blinking="false" fo:background-color="#ffffff" loext:char-shading-value="0" style:font-size-asian="12pt" style:font-size-complex="12pt"/>
    </style:style>
    <style:style style:name="T1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29782" style:text-blinking="false" fo:background-color="#ffffff" loext:char-shading-value="0" style:font-size-asian="12pt" style:font-size-complex="12pt"/>
    </style:style>
    <style:style style:name="T2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66fc6" style:text-blinking="false" fo:background-color="#ffffff" loext:char-shading-value="0" style:font-size-asian="12pt" style:font-size-complex="12pt"/>
    </style:style>
    <style:style style:name="T2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79268" style:text-blinking="false" fo:background-color="#ffffff" loext:char-shading-value="0" style:font-size-asian="12pt" style:font-size-complex="12pt"/>
    </style:style>
    <style:style style:name="T2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7f91a" style:text-blinking="false" fo:background-color="#ffffff" loext:char-shading-value="0" style:font-size-asian="12pt" style:font-size-complex="12pt"/>
    </style:style>
    <style:style style:name="T2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24"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266fc6" style:text-blinking="false" fo:background-color="#ffffff" loext:char-shading-value="0" style:font-size-asian="12pt" style:font-size-complex="12pt"/>
    </style:style>
    <style:style style:name="T25"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27f91a" style:text-blinking="false" style:font-size-asian="12pt" style:font-size-complex="12pt"/>
    </style:style>
    <style:style style:name="T26" style:family="text">
      <style:text-properties officeooo:rsid="00229782"/>
    </style:style>
    <style:style style:name="T27" style:family="text">
      <style:text-properties officeooo:rsid="00379a8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tab/><text:tab/><text:span text:style-name="T1">Laocoon</text:span></text:p>
      <text:p text:style-name="P7"/>
      <text:p text:style-name="P8"/>
      <text:p text:style-name="P9"><text:tab/>Intro :</text:p>
      <text:p text:style-name="P9"/>
      <text:p text:style-name="P10"><text:tab/>Nous allons vous parler de Laocoon, son mythe, mais aussi de <text:span text:style-name="T26">l’inspiration qu’il a donné </text:span>à l’art antique, la musique et la littérature. Il <text:span text:style-name="T27">était sans doute</text:span> prêtre de Poséidon, à Troie. <text:span text:style-name="T27">Effectivement, il y a eu tant d’interprétations que toute son histoire est floue.</text:span> Nous ne savons pas bien qui sont ses parents, cela varie en fonction des différentes traditions. Il se pourrait qu’il soit fils de Priam et d’Hécube ou bien d’Anténor, ou encore de Capys et de Thémisté.</text:p>
      <text:p text:style-name="P10"/>
      <text:p text:style-name="P10"/>
      <text:p text:style-name="P10"><text:tab/>Sa mythologie : </text:p>
      <text:p text:style-name="P10"/>
      <text:p text:style-name="P12"><text:span text:style-name="T1"><text:tab/>Laocoon a joué un rôle important dans la guerre qui opposa Troie et les Grecs. Le conflit avait démarré lorsque le prince Troyen, Paris, enlève Hélène, épouse du roi de Sparte, Mélénas aux alentours de 1184 avant JC. Ce dernier lève donc une armée avec son frère , Agamemnon, et plusieurs rois grecs. Bref aparté sur la guerre de Troie. Achille avait fait une captive nommée Briséis. Une peste touche le camp Grec. Après de multiple affronts de la part d’Achille, Agamemnon pour se venger, s’approprie Briséis. Sur ce Achille s’en va dans sa tente et jure de ne pas revenir. Sans lui, les Grecs subissent de multiples défaites. Patrocle, son cousin, prend les armes en son nom et engage une poursuite contre Hector, fils du roi de Troie. Pour venger la mort de son ami intime et cousin, Achille reprend les armes et donne l’avantage aux Grecs. Il défit Hector en duel et le tue. Plus tard, s</text:span><text:span text:style-name="T3">ur une idée d'</text:span><text:a xlink:type="simple" xlink:href="https://fr.wikipedia.org/wiki/Épéios_fils_de_Panopée" text:style-name="Internet_20_link" text:visited-style-name="Visited_20_Internet_20_Link"><text:span text:style-name="T12">Épéios</text:span></text:a><text:bookmark text:name="cite_ref-64"/><text:span text:style-name="T13"> </text:span><text:span text:style-name="T3">ou d'</text:span><text:a xlink:type="simple" xlink:href="https://fr.wikipedia.org/wiki/Ulysse" text:style-name="Internet_20_link" text:visited-style-name="Visited_20_Internet_20_Link"><text:span text:style-name="T12">Ulysse</text:span></text:a><text:span text:style-name="T14">, le cheval de Troie est construit. Le principe est simple, construire un énorme cheval creux dans lequel des soldats étaient dissimulés. Les Grecs ont fait passer ce cheval pour une offrande </text:span><text:span text:style-name="T17">à Poséidon pour leur retour en Grèce par la mer. Cependant ils avaient caché leur flotte plus loin</text:span><text:span text:style-name="T14">, et à l’aide d’un espion dans le camp Troyen, ces derniers </text:span><text:span text:style-name="T17">firent rentrer</text:span><text:span text:style-name="T14"> le cheval </text:span><text:span text:style-name="T17">qui était près de leur porte. Certains Troyens voulaient faire rentrer le cheval, d’autres voulaient le brûler. </text:span><text:span text:style-name="T14"><text:s/></text:span><text:span text:style-name="T15"><text:s/>Laocoon </text:span><text:span text:style-name="T18">faisait parti de ceux qui ne voulaient pas</text:span><text:span text:style-name="T15">. </text:span><text:span text:style-name="T18">Il mit <text:s/>obstinément en garde ses concitoyens avec sa fameuse phrase : « Je crains les Grecs, même lorsqu’ils apportent des présents ». </text:span><text:span text:style-name="T16">Il jeta un javelot dans le cheval en bois, mais personne n’entendit qu’il était creux. Deux serpents étaient arrivés de la mer afin de venger l’outrage qu’avait fait Laocoon en jetant une lance dans une offrande à Poséidon, </text:span><text:span text:style-name="T19">et tuèrent Laocoon et ses deux fils, <text:s/>Éthron et Mélanthos, qu’on nomme aussi Antiphas et Thymbrée, alors qu’ils faisaient une offrande</text:span><text:span text:style-name="T16">. </text:span><text:span text:style-name="T19">En réalité les serpents ont tués Laocoon pour s’être marié alors qu’il était prêtre mais les Troyens ont cru qu’il était mort pour l’outrage à l’offrande.</text:span><text:span text:style-name="T16"> </text:span><text:span text:style-name="T17">Les serpents se sont ensuite réfugiés dans le temple d’Athéna. Les Troyens pensant que l’outrage a été vengé, ont fait rentrer le cheval de Troie. Les Troyens ont du</text:span><text:span text:style-name="T14"> faire des brèches dans leurs portes afin de pouvoir le faire rentrer,</text:span><text:span text:style-name="T17"> ce qui permettra aux Grecs de s’introduire facilement dans la forteresse la nuit tombé</text:span><text:span text:style-name="T14">.</text:span></text:p>
      <text:p text:style-name="P11"><text:span text:style-name="T14"><text:tab/></text:span><text:span text:style-name="T18">Cette guerre</text:span><text:span text:style-name="T14"> a donné lieu à de nombreuses œuvres artistiques, littéraires notamment. Une partie en est racontée dans l’Iliade d’Homère ; le poème porte ce nom car le nom grec de la ville de Troie est Ilion : il s’agit de la première épopée écrite en grec et elle a une valeur fondatrice. </text:span></text:p>
      <text:p text:style-name="P13"/>
      <text:p text:style-name="P13"/>
      <text:p text:style-name="P13"/>
      <text:p text:style-name="P11"><text:span text:style-name="T14"><text:tab/></text:span><text:span text:style-name="T20">L’art antique :</text:span></text:p>
      <text:p text:style-name="P14"/>
      <text:p text:style-name="P14"><text:tab/>Dans l’antiquité, Laocoon n’était pas souvent représenté. La plus vieille représentation de lui qui a été retrouvé date de 430 avant J.-C, sur un cratère campaniforme pré-lucanien. </text:p>
      <text:p text:style-name="P1"><text:span text:style-name="T20">La fresque en perspective, en partie détériorée, de la </text:span><text:span text:style-name="T24">Casa di Laocoonte</text:span><text:span text:style-name="T20">, montre Laocoon vêtu d'un </text:span><text:span text:style-name="T24">chiton</text:span><text:span text:style-name="T20"> et couronné. Fuyant le python, il cherche refuge sur un autel. L'un de ses fils lutte encore contre le monstre, l'autre fils est déjà mort, gisant à terre. À l'arrière-plan, quatre témoins et </text:span><text:soft-page-break/><text:span text:style-name="T20">un bœuf sont représentés. <text:s/>Cette fresque est aujourd'hui conservée au musée archéologique national de Naples . </text:span><text:span text:style-name="T21">On suppose cependant que cette fresque n’est qu’une copie. </text:span></text:p>
      <text:p text:style-name="P2"/>
      <text:p text:style-name="P3"><text:span text:style-name="T4">L</text:span><text:span text:style-name="T3">a fresque de Laocoon, dans la Maison de Ménandre, représente </text:span><text:a xlink:type="simple" xlink:href="https://fr.wikipedia.org/wiki/Cassandre" text:style-name="Internet_20_link" text:visited-style-name="Visited_20_Internet_20_Link"><text:span text:style-name="T23">Cassandre</text:span></text:a><text:span text:style-name="T3">. Le meilleur état de cette peinture permet de voir nettement que Laocoon et son fils sont chacun attaqué par un serpent, et que l'autre fils est déjà mort. </text:span></text:p>
      <text:p text:style-name="P4"/>
      <text:p text:style-name="P4"/>
      <text:p text:style-name="P4"/>
      <text:p text:style-name="P5">Représentation la plus connue :</text:p>
      <text:p text:style-name="P5"/>
      <text:p text:style-name="P6"><text:span text:style-name="T5">La représentation la plus célèbre de Laocoon est le groupe en marbre haut de 2,42 m, déterrée les 14 janvier 1506 près de la </text:span><text:span text:style-name="T22">basilique Saint-Pierre-aux-Liens </text:span><text:span text:style-name="T5">par </text:span><text:span text:style-name="T22">Felice de Fredis</text:span><text:span text:style-name="T5"> : le </text:span><text:span text:style-name="T25">Groupe du Laocoon</text:span><text:span text:style-name="T5">. . Ce groupe représente au centre Laocoon se tenant sur un autel, à sa gauche ses deux fils  – ce trio est attaqué par un python monstrueux. Ce marbre </text:span><text:span text:style-name="T7">a été fait par trois rhodiens Agésandros, Athénodore et Polydore, vers 40 av. J.-C. <text:s/>Cette œuvre reflète la grande maîtrise technique des trois sculpteurs rhodiens. La recherche du détail, notamment dans l'anatomie et la musculature montre l'héritage grec.Les trois Rhodiens choisissent de représenter un moment précis du récit de la prise de </text:span>Troie<text:span text:style-name="T7">. Il s'agit d'une scène prise sur le vif,Les jambes et les bras des personnages sont emprisonnés. Cependant, les Rhodiens n'ont pas choisi de représenter la mort de Laoco</text:span><text:span text:style-name="T11">o</text:span><text:span text:style-name="T7">n mais le moment précis de sa souffrance et de celle de ses enfants. </text:span><text:span text:style-name="T8">La dater est compliqué</text:span></text:p>
      <text:p text:style-name="P15"/>
      <text:p text:style-name="P15"/>
      <text:p text:style-name="P15"/>
      <text:p text:style-name="P6"><text:span text:style-name="T5"><text:tab/></text:span><text:span text:style-name="T6">Conclusion :</text:span></text:p>
      <text:p text:style-name="P6"><text:span text:style-name="T6"/></text:p>
      <text:p text:style-name="P6"><text:span text:style-name="T6"><text:tab/></text:span><text:span text:style-name="T9">Pour conclure, Laocoon a suscité de nombreuses histoires et légendes. Effectivement il est difficile de savoir exactement sa lignée. De nombreux doutes existent, il y a beaucoup de théories sur ses parents. Nous ne savons pas vraiment qui ils sont. </text:span><text:span text:style-name="T10">Cependant il a su laisser une trace dans l’histoire. </text:span></text:p>
      <text:p text:style-name="P5"/>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0T12:07:42.080000000</meta:creation-date>
    <dc:date>2018-03-13T09:01:02.687825550</dc:date>
    <meta:editing-duration>PT1H33M49S</meta:editing-duration>
    <meta:editing-cycles>17</meta:editing-cycles>
    <meta:generator>LibreOffice/5.2.7.2$Linux_X86_64 LibreOffice_project/20m0$Build-2</meta:generator>
    <meta:document-statistic meta:table-count="0" meta:image-count="0" meta:object-count="0" meta:page-count="2" meta:paragraph-count="14" meta:word-count="918" meta:character-count="5435" meta:non-whitespace-character-count="4506"/>
  </office:meta>
</office:document-meta>
</file>